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1cm" style:rel-column-width="15421*"/>
    </style:style>
    <style:style style:name="Table1.B" style:family="table-column">
      <style:table-column-properties style:column-width="13cm" style:rel-column-width="501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01cm" style:rel-column-width="15421*"/>
    </style:style>
    <style:style style:name="Table2.B" style:family="table-column">
      <style:table-column-properties style:column-width="13cm" style:rel-column-width="5011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1cm" style:rel-column-width="15421*"/>
    </style:style>
    <style:style style:name="Table3.B" style:family="table-column">
      <style:table-column-properties style:column-width="13cm" style:rel-column-width="5011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001cm" style:rel-column-width="15421*"/>
    </style:style>
    <style:style style:name="Table4.B" style:family="table-column">
      <style:table-column-properties style:column-width="13cm" style:rel-column-width="5011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001cm" style:rel-column-width="15421*"/>
    </style:style>
    <style:style style:name="Table5.B" style:family="table-column">
      <style:table-column-properties style:column-width="13cm" style:rel-column-width="5011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001cm" style:rel-column-width="15421*"/>
    </style:style>
    <style:style style:name="Table6.B" style:family="table-column">
      <style:table-column-properties style:column-width="13cm" style:rel-column-width="5011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001cm" style:rel-column-width="15421*"/>
    </style:style>
    <style:style style:name="Table7.B" style:family="table-column">
      <style:table-column-properties style:column-width="13cm" style:rel-column-width="5011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001cm" style:rel-column-width="15421*"/>
    </style:style>
    <style:style style:name="Table8.B" style:family="table-column">
      <style:table-column-properties style:column-width="13cm" style:rel-column-width="50114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001cm" style:rel-column-width="15421*"/>
    </style:style>
    <style:style style:name="Table9.B" style:family="table-column">
      <style:table-column-properties style:column-width="13cm" style:rel-column-width="5011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001cm" style:rel-column-width="15421*"/>
    </style:style>
    <style:style style:name="Table10.B" style:family="table-column">
      <style:table-column-properties style:column-width="13cm" style:rel-column-width="5011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5.001cm" style:rel-column-width="19276*"/>
    </style:style>
    <style:style style:name="Table11.B" style:family="table-column">
      <style:table-column-properties style:column-width="3.5cm" style:rel-column-width="13490*"/>
    </style:style>
    <style:style style:name="Table11.C" style:family="table-column">
      <style:table-column-properties style:column-width="8.5cm" style:rel-column-width="3276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5cm" style:rel-column-width="17345*"/>
    </style:style>
    <style:style style:name="Table12.B" style:family="table-column">
      <style:table-column-properties style:column-width="12.501cm" style:rel-column-width="48190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001cm" style:rel-column-width="15421*"/>
    </style:style>
    <style:style style:name="Table13.B" style:family="table-column">
      <style:table-column-properties style:column-width="13cm" style:rel-column-width="5011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14252"/>
    </style:style>
    <style:style style:name="P2" style:family="paragraph" style:parent-style-name="Text_20_body">
      <style:text-properties fo:font-weight="normal" officeooo:paragraph-rsid="0015fa2a" style:font-weight-asian="normal" style:font-weight-complex="normal"/>
    </style:style>
    <style:style style:name="P3" style:family="paragraph" style:parent-style-name="Text_20_body">
      <style:text-properties fo:font-weight="normal" officeooo:rsid="0012e4ed" officeooo:paragraph-rsid="0012e4ed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1c4cc9" officeooo:paragraph-rsid="001c4cc9" style:font-weight-asian="normal" style:font-weight-complex="normal"/>
    </style:style>
    <style:style style:name="P5" style:family="paragraph" style:parent-style-name="Text_20_body">
      <style:text-properties officeooo:paragraph-rsid="00147ccc"/>
    </style:style>
    <style:style style:name="P6" style:family="paragraph" style:parent-style-name="Text_20_body">
      <style:text-properties officeooo:paragraph-rsid="0015fa2a"/>
    </style:style>
    <style:style style:name="P7" style:family="paragraph" style:parent-style-name="Text_20_body">
      <style:text-properties officeooo:rsid="001b79e5" officeooo:paragraph-rsid="001c0ba6"/>
    </style:style>
    <style:style style:name="P8" style:family="paragraph" style:parent-style-name="Text_20_body">
      <style:text-properties officeooo:rsid="001b79e5" officeooo:paragraph-rsid="001b79e5"/>
    </style:style>
    <style:style style:name="P9" style:family="paragraph" style:parent-style-name="Text_20_body">
      <style:paragraph-properties fo:text-align="justify" style:justify-single-word="false"/>
      <style:text-properties officeooo:rsid="001b79e5" officeooo:paragraph-rsid="001f2bbc"/>
    </style:style>
    <style:style style:name="P10" style:family="paragraph" style:parent-style-name="Text_20_body">
      <style:text-properties officeooo:rsid="00114252" officeooo:paragraph-rsid="00114252"/>
    </style:style>
    <style:style style:name="P11" style:family="paragraph" style:parent-style-name="Text_20_body">
      <style:paragraph-properties fo:text-align="justify" style:justify-single-word="false"/>
      <style:text-properties officeooo:rsid="00114252" officeooo:paragraph-rsid="00114252"/>
    </style:style>
    <style:style style:name="P12" style:family="paragraph" style:parent-style-name="Text_20_body">
      <style:text-properties officeooo:rsid="0013096d" officeooo:paragraph-rsid="0013096d"/>
    </style:style>
    <style:style style:name="P13" style:family="paragraph" style:parent-style-name="Text_20_body">
      <style:text-properties officeooo:rsid="00147ccc" officeooo:paragraph-rsid="00147ccc"/>
    </style:style>
    <style:style style:name="P14" style:family="paragraph" style:parent-style-name="Text_20_body">
      <style:paragraph-properties fo:text-align="justify" style:justify-single-word="false"/>
      <style:text-properties officeooo:rsid="00173482" officeooo:paragraph-rsid="001c4cc9"/>
    </style:style>
    <style:style style:name="P15" style:family="paragraph" style:parent-style-name="Text_20_body">
      <style:paragraph-properties fo:text-align="justify" style:justify-single-word="false"/>
      <style:text-properties officeooo:rsid="001c4cc9" officeooo:paragraph-rsid="001c4cc9"/>
    </style:style>
    <style:style style:name="P16" style:family="paragraph" style:parent-style-name="Text_20_body">
      <style:paragraph-properties fo:text-align="justify" style:justify-single-word="false"/>
      <style:text-properties officeooo:rsid="00199d8d" officeooo:paragraph-rsid="001d8c9f"/>
    </style:style>
    <style:style style:name="P17" style:family="paragraph" style:parent-style-name="Table_20_Contents">
      <style:paragraph-properties fo:text-align="center" style:justify-single-word="false"/>
      <style:text-properties officeooo:paragraph-rsid="00114252"/>
    </style:style>
    <style:style style:name="P18" style:family="paragraph" style:parent-style-name="Table_20_Contents">
      <style:paragraph-properties fo:text-align="center" style:justify-single-word="false"/>
      <style:text-properties officeooo:paragraph-rsid="0012e4ed"/>
    </style:style>
    <style:style style:name="P19" style:family="paragraph" style:parent-style-name="Table_20_Contents">
      <style:paragraph-properties fo:text-align="center" style:justify-single-word="false"/>
      <style:text-properties officeooo:paragraph-rsid="00147ccc"/>
    </style:style>
    <style:style style:name="P20" style:family="paragraph" style:parent-style-name="Table_20_Contents">
      <style:paragraph-properties fo:text-align="center" style:justify-single-word="false"/>
      <style:text-properties officeooo:paragraph-rsid="001ea680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14252" officeooo:paragraph-rsid="0011425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2e4ed" officeooo:paragraph-rsid="0012e4e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3096d" officeooo:paragraph-rsid="0013096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47ccc" officeooo:paragraph-rsid="00147cc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c4cc9" officeooo:paragraph-rsid="001c4cc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tyle="italic" officeooo:rsid="00114252" officeooo:paragraph-rsid="00114252" style:font-style-asian="italic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tyle="italic" officeooo:rsid="0012e4ed" officeooo:paragraph-rsid="0012e4ed" style:font-style-asian="italic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rsid="0013096d" officeooo:paragraph-rsid="0013096d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00147ccc" officeooo:paragraph-rsid="00147ccc" style:font-style-asian="italic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tyle="italic" officeooo:rsid="001c4cc9" officeooo:paragraph-rsid="001c4cc9" style:font-style-asian="italic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officeooo:rsid="00114252" officeooo:paragraph-rsid="00114252"/>
    </style:style>
    <style:style style:name="P32" style:family="paragraph" style:parent-style-name="Table_20_Contents">
      <style:paragraph-properties fo:text-align="center" style:justify-single-word="false"/>
      <style:text-properties officeooo:rsid="0012e4ed" officeooo:paragraph-rsid="0012e4ed"/>
    </style:style>
    <style:style style:name="P33" style:family="paragraph" style:parent-style-name="Table_20_Contents">
      <style:paragraph-properties fo:text-align="center" style:justify-single-word="false"/>
      <style:text-properties officeooo:rsid="0013096d" officeooo:paragraph-rsid="0013096d"/>
    </style:style>
    <style:style style:name="P34" style:family="paragraph" style:parent-style-name="Table_20_Contents">
      <style:paragraph-properties fo:text-align="center" style:justify-single-word="false"/>
      <style:text-properties officeooo:rsid="00147ccc" officeooo:paragraph-rsid="00147ccc"/>
    </style:style>
    <style:style style:name="P35" style:family="paragraph" style:parent-style-name="Table_20_Contents">
      <style:paragraph-properties fo:text-align="center" style:justify-single-word="false"/>
      <style:text-properties officeooo:rsid="001c4cc9" officeooo:paragraph-rsid="001c4cc9"/>
    </style:style>
    <style:style style:name="P36" style:family="paragraph" style:parent-style-name="Heading_20_2">
      <style:text-properties officeooo:rsid="00114252" officeooo:paragraph-rsid="00114252"/>
    </style:style>
    <style:style style:name="P37" style:family="paragraph" style:parent-style-name="Heading_20_2">
      <style:text-properties officeooo:rsid="00173482" officeooo:paragraph-rsid="00173482"/>
    </style:style>
    <style:style style:name="P38" style:family="paragraph" style:parent-style-name="Heading_20_2">
      <style:text-properties officeooo:rsid="00199d8d" officeooo:paragraph-rsid="00199d8d"/>
    </style:style>
    <style:style style:name="P39" style:family="paragraph" style:parent-style-name="Heading_20_2">
      <style:text-properties officeooo:rsid="001b79e5" officeooo:paragraph-rsid="001b79e5"/>
    </style:style>
    <style:style style:name="P40" style:family="paragraph" style:parent-style-name="Heading_20_2">
      <style:text-properties officeooo:rsid="001f2bbc" officeooo:paragraph-rsid="001f2bbc"/>
    </style:style>
    <style:style style:name="P41" style:family="paragraph" style:parent-style-name="Heading_20_3">
      <style:text-properties officeooo:rsid="001b79e5" officeooo:paragraph-rsid="001b79e5"/>
    </style:style>
    <style:style style:name="P42" style:family="paragraph" style:parent-style-name="Heading_20_3">
      <style:text-properties officeooo:rsid="00114252" officeooo:paragraph-rsid="00114252"/>
    </style:style>
    <style:style style:name="P43" style:family="paragraph" style:parent-style-name="Heading_20_3">
      <style:text-properties fo:font-weight="bold" officeooo:rsid="0012e4ed" officeooo:paragraph-rsid="0012e4ed" style:font-weight-asian="bold" style:font-weight-complex="bold"/>
    </style:style>
    <style:style style:name="P44" style:family="paragraph" style:parent-style-name="Heading_20_3">
      <style:text-properties fo:font-weight="bold" officeooo:rsid="0015fa2a" officeooo:paragraph-rsid="0015fa2a" style:font-weight-asian="bold" style:font-weight-complex="bold"/>
    </style:style>
    <style:style style:name="P45" style:family="paragraph" style:parent-style-name="Heading_20_3">
      <style:text-properties officeooo:rsid="0012e4ed" officeooo:paragraph-rsid="0012e4ed"/>
    </style:style>
    <style:style style:name="P46" style:family="paragraph" style:parent-style-name="Heading_20_3">
      <style:text-properties officeooo:rsid="0013096d" officeooo:paragraph-rsid="0013096d"/>
    </style:style>
    <style:style style:name="P47" style:family="paragraph" style:parent-style-name="Heading_20_3">
      <style:text-properties officeooo:rsid="00147ccc" officeooo:paragraph-rsid="00147ccc"/>
    </style:style>
    <style:style style:name="P48" style:family="paragraph" style:parent-style-name="Heading_20_1">
      <style:text-properties officeooo:rsid="00114252" officeooo:paragraph-rsid="00114252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d8c9f" officeooo:paragraph-rsid="001d8c9f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ea680" officeooo:paragraph-rsid="001ea68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tyle="italic" officeooo:rsid="001d8c9f" officeooo:paragraph-rsid="001d8c9f" style:font-style-asian="italic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font-style="italic" officeooo:rsid="001ea680" officeooo:paragraph-rsid="001ea680" style:font-style-asian="italic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officeooo:rsid="001d8c9f" officeooo:paragraph-rsid="001d8c9f"/>
    </style:style>
    <style:style style:name="P54" style:family="paragraph" style:parent-style-name="Table_20_Contents">
      <style:paragraph-properties fo:text-align="center" style:justify-single-word="false"/>
      <style:text-properties officeooo:rsid="001ea680" officeooo:paragraph-rsid="001ea680"/>
    </style:style>
    <style:style style:name="P55" style:family="paragraph" style:parent-style-name="Text_20_body" style:list-style-name="L1">
      <style:paragraph-properties fo:text-align="justify" style:justify-single-word="false"/>
      <style:text-properties fo:font-weight="normal" officeooo:rsid="001c4cc9" officeooo:paragraph-rsid="001c4cc9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weight="normal" officeooo:rsid="001d8c9f" officeooo:paragraph-rsid="001d8c9f" style:font-weight-asian="normal" style:font-weight-complex="normal"/>
    </style:style>
    <style:style style:name="P57" style:family="paragraph" style:parent-style-name="Text_20_body">
      <style:text-properties fo:font-weight="normal" officeooo:rsid="001d8c9f" officeooo:paragraph-rsid="001d8c9f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weight="normal" officeooo:rsid="001ea680" officeooo:paragraph-rsid="001ea680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weight="normal" officeooo:rsid="001f2bbc" officeooo:paragraph-rsid="001f2bbc" style:font-weight-asian="normal" style:font-weight-complex="normal"/>
    </style:style>
    <style:style style:name="P60" style:family="paragraph" style:parent-style-name="Text_20_body" style:list-style-name="L3">
      <style:paragraph-properties fo:text-align="justify" style:justify-single-word="false"/>
      <style:text-properties fo:font-weight="normal" officeooo:rsid="001f2bbc" officeooo:paragraph-rsid="001f2bbc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officeooo:rsid="001d8c9f" officeooo:paragraph-rsid="001d8c9f"/>
    </style:style>
    <style:style style:name="P62" style:family="paragraph" style:parent-style-name="Text_20_body">
      <style:paragraph-properties fo:text-align="justify" style:justify-single-word="false"/>
      <style:text-properties officeooo:rsid="001e6091" officeooo:paragraph-rsid="001e6091"/>
    </style:style>
    <style:style style:name="P63" style:family="paragraph" style:parent-style-name="Text_20_body" style:list-style-name="L2">
      <style:paragraph-properties fo:text-align="justify" style:justify-single-word="false"/>
      <style:text-properties officeooo:rsid="001e6091" officeooo:paragraph-rsid="001e6091"/>
    </style:style>
    <style:style style:name="P64" style:family="paragraph" style:parent-style-name="Text_20_body" style:list-style-name="L2">
      <style:paragraph-properties fo:text-align="justify" style:justify-single-word="false"/>
      <style:text-properties officeooo:rsid="001b79e5" officeooo:paragraph-rsid="001ea680"/>
    </style:style>
    <style:style style:name="P65" style:family="paragraph" style:parent-style-name="Text_20_body" style:list-style-name="L4">
      <style:paragraph-properties fo:text-align="justify" style:justify-single-word="false"/>
      <style:text-properties officeooo:rsid="001b79e5" officeooo:paragraph-rsid="0022cd22"/>
    </style:style>
    <style:style style:name="P66" style:family="paragraph" style:parent-style-name="Text_20_body">
      <style:paragraph-properties fo:text-align="justify" style:justify-single-word="false"/>
      <style:text-properties officeooo:rsid="001b79e5" officeooo:paragraph-rsid="0022cd22"/>
    </style:style>
    <style:style style:name="T1" style:family="text">
      <style:text-properties officeooo:rsid="00114252"/>
    </style:style>
    <style:style style:name="T2" style:family="text">
      <style:text-properties fo:font-weight="bold" officeooo:rsid="0012e4ed" style:font-weight-asian="bold" style:font-weight-complex="bold"/>
    </style:style>
    <style:style style:name="T3" style:family="text">
      <style:text-properties fo:font-weight="bold" officeooo:rsid="0013096d" style:font-weight-asian="bold" style:font-weight-complex="bold"/>
    </style:style>
    <style:style style:name="T4" style:family="text">
      <style:text-properties fo:font-weight="bold" officeooo:rsid="00147ccc" style:font-weight-asian="bold" style:font-weight-complex="bold"/>
    </style:style>
    <style:style style:name="T5" style:family="text">
      <style:text-properties fo:font-weight="bold" officeooo:rsid="0015fa2a" style:font-weight-asian="bold" style:font-weight-complex="bold"/>
    </style:style>
    <style:style style:name="T6" style:family="text">
      <style:text-properties fo:font-weight="bold" officeooo:rsid="001c4cc9" style:font-weight-asian="bold" style:font-weight-complex="bold"/>
    </style:style>
    <style:style style:name="T7" style:family="text">
      <style:text-properties fo:font-weight="bold" officeooo:rsid="001d8c9f" style:font-weight-asian="bold" style:font-weight-complex="bold"/>
    </style:style>
    <style:style style:name="T8" style:family="text">
      <style:text-properties fo:font-weight="bold" officeooo:rsid="001ea680" style:font-weight-asian="bold" style:font-weight-complex="bold"/>
    </style:style>
    <style:style style:name="T9" style:family="text">
      <style:text-properties fo:font-weight="bold" officeooo:rsid="001f2bbc" style:font-weight-asian="bold" style:font-weight-complex="bold"/>
    </style:style>
    <style:style style:name="T10" style:family="text">
      <style:text-properties fo:font-weight="bold" officeooo:rsid="0020b13b" style:font-weight-asian="bold" style:font-weight-complex="bold"/>
    </style:style>
    <style:style style:name="T11" style:family="text">
      <style:text-properties fo:font-weight="bold" officeooo:rsid="0022fbe6" style:font-weight-asian="bold" style:font-weight-complex="bold"/>
    </style:style>
    <style:style style:name="T12" style:family="text">
      <style:text-properties fo:font-weight="normal" officeooo:rsid="0012e4ed" style:font-weight-asian="normal" style:font-weight-complex="normal"/>
    </style:style>
    <style:style style:name="T13" style:family="text">
      <style:text-properties fo:font-weight="normal" officeooo:rsid="0013096d" style:font-weight-asian="normal" style:font-weight-complex="normal"/>
    </style:style>
    <style:style style:name="T14" style:family="text">
      <style:text-properties fo:font-weight="normal" officeooo:rsid="00147ccc" style:font-weight-asian="normal" style:font-weight-complex="normal"/>
    </style:style>
    <style:style style:name="T15" style:family="text">
      <style:text-properties fo:font-weight="normal" officeooo:rsid="0015fa2a" style:font-weight-asian="normal" style:font-weight-complex="normal"/>
    </style:style>
    <style:style style:name="T16" style:family="text">
      <style:text-properties fo:font-weight="normal" officeooo:rsid="001c4cc9" style:font-weight-asian="normal" style:font-weight-complex="normal"/>
    </style:style>
    <style:style style:name="T17" style:family="text">
      <style:text-properties fo:font-weight="normal" officeooo:rsid="001d8c9f" style:font-weight-asian="normal" style:font-weight-complex="normal"/>
    </style:style>
    <style:style style:name="T18" style:family="text">
      <style:text-properties fo:font-weight="normal" officeooo:rsid="001e1bf7" style:font-weight-asian="normal" style:font-weight-complex="normal"/>
    </style:style>
    <style:style style:name="T19" style:family="text">
      <style:text-properties fo:font-weight="normal" officeooo:rsid="001ea680" style:font-weight-asian="normal" style:font-weight-complex="normal"/>
    </style:style>
    <style:style style:name="T20" style:family="text">
      <style:text-properties fo:font-weight="normal" officeooo:rsid="001f2bbc" style:font-weight-asian="normal" style:font-weight-complex="normal"/>
    </style:style>
    <style:style style:name="T21" style:family="text">
      <style:text-properties fo:font-weight="normal" officeooo:rsid="0020b13b" style:font-weight-asian="normal" style:font-weight-complex="normal"/>
    </style:style>
    <style:style style:name="T22" style:family="text">
      <style:text-properties fo:font-weight="normal" officeooo:rsid="00216be0" style:font-weight-asian="normal" style:font-weight-complex="normal"/>
    </style:style>
    <style:style style:name="T23" style:family="text">
      <style:text-properties fo:font-weight="normal" officeooo:rsid="0022fbe6" style:font-weight-asian="normal" style:font-weight-complex="normal"/>
    </style:style>
    <style:style style:name="T24" style:family="text">
      <style:text-properties officeooo:rsid="0012e4ed"/>
    </style:style>
    <style:style style:name="T25" style:family="text">
      <style:text-properties officeooo:rsid="0013096d"/>
    </style:style>
    <style:style style:name="T26" style:family="text">
      <style:text-properties officeooo:rsid="00147ccc"/>
    </style:style>
    <style:style style:name="T27" style:family="text">
      <style:text-properties officeooo:rsid="0015fa2a"/>
    </style:style>
    <style:style style:name="T28" style:family="text">
      <style:text-properties officeooo:rsid="0017d86c"/>
    </style:style>
    <style:style style:name="T29" style:family="text">
      <style:text-properties officeooo:rsid="001c4cc9"/>
    </style:style>
    <style:style style:name="T30" style:family="text">
      <style:text-properties officeooo:rsid="001d8c9f"/>
    </style:style>
    <style:style style:name="T31" style:family="text">
      <style:text-properties officeooo:rsid="001e6091"/>
    </style:style>
    <style:style style:name="T32" style:family="text">
      <style:text-properties officeooo:rsid="001ea680"/>
    </style:style>
    <style:style style:name="T33" style:family="text">
      <style:text-properties fo:font-style="italic" officeooo:rsid="001ea680" style:font-style-asian="italic" style:font-style-complex="italic"/>
    </style:style>
    <style:style style:name="T34" style:family="text">
      <style:text-properties officeooo:rsid="001f2bbc"/>
    </style:style>
    <style:style style:name="T35" style:family="text">
      <style:text-properties officeooo:rsid="0022fb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Dokumentacja projektu</text:h>
      <text:h text:style-name="P36" text:outline-level="2">Wykorzystywane technologie</text:h>
      <text:p text:style-name="P7">//TODO</text:p>
      <text:h text:style-name="P41" text:outline-level="3">Spring</text:h>
      <text:p text:style-name="P8">//TODO</text:p>
      <text:h text:style-name="P41" text:outline-level="3">AngularJS</text:h>
      <text:p text:style-name="P8">//TODO</text:p>
      <text:h text:style-name="P41" text:outline-level="3">JPA</text:h>
      <text:p text:style-name="P8">//TODO</text:p>
      <text:h text:style-name="P41" text:outline-level="3">Hibernate</text:h>
      <text:p text:style-name="P8">//TODO</text:p>
      <text:h text:style-name="P41" text:outline-level="3">PostgreSQL</text:h>
      <text:p text:style-name="P8">//TODO</text:p>
      <text:h text:style-name="P41" text:outline-level="3">Gradle</text:h>
      <text:p text:style-name="P8">//TODO</text:p>
      <text:h text:style-name="P41" text:outline-level="3">Git</text:h>
      <text:p text:style-name="P8">//TODO</text:p>
      <text:h text:style-name="P36" text:outline-level="2">Klasy modelu</text:h>
      <text:p text:style-name="P10">//TODO DIAGRAM MODELU</text:p>
      <text:p text:style-name="P1"><text:span text:style-name="T1">//</text:span><text:span text:style-name="T28">TODO CO NIECO O ROLI JPA</text:span></text:p>
      <text:h text:style-name="P42" text:outline-level="3">Attachment</text:h>
      <text:p text:style-name="P11">Klasa ta przechowuje załącznik dodany przez użytkownika do zgłoszonego problemu. Załącznik może posiadać opcjonalny opi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Pole</text:p>
          </table:table-cell>
          <table:table-cell table:style-name="Table1.B1" office:value-type="string">
            <text:p text:style-name="P21">Opis</text:p>
          </table:table-cell>
        </table:table-row>
        <table:table-row>
          <table:table-cell table:style-name="Table1.A2" office:value-type="string">
            <text:p text:style-name="P26">id</text:p>
          </table:table-cell>
          <table:table-cell table:style-name="Table1.B2" office:value-type="string">
            <text:p text:style-name="P31">Identyfikator</text:p>
          </table:table-cell>
        </table:table-row>
        <table:table-row>
          <table:table-cell table:style-name="Table1.A2" office:value-type="string">
            <text:p text:style-name="P26">description</text:p>
          </table:table-cell>
          <table:table-cell table:style-name="Table1.B2" office:value-type="string">
            <text:p text:style-name="P31">Opis załącznika</text:p>
          </table:table-cell>
        </table:table-row>
        <table:table-row>
          <table:table-cell table:style-name="Table1.A2" office:value-type="string">
            <text:p text:style-name="P26">file</text:p>
          </table:table-cell>
          <table:table-cell table:style-name="Table1.B2" office:value-type="string">
            <text:p text:style-name="P31">Tablica bajtów zawierająca właściwy załącznik</text:p>
          </table:table-cell>
        </table:table-row>
        <table:table-row>
          <table:table-cell table:style-name="Table1.A2" office:value-type="string">
            <text:p text:style-name="P26">bug</text:p>
          </table:table-cell>
          <table:table-cell table:style-name="Table1.B2" office:value-type="string">
            <text:p text:style-name="P17"><text:span text:style-name="T1">Referencja do obiektu </text:span><text:span text:style-name="T2">Bug</text:span><text:span text:style-name="T1">, którego dotyczy załącznik</text:span></text:p>
          </table:table-cell>
        </table:table-row>
      </table:table>
      <text:h text:style-name="P42" text:outline-level="3"><text:soft-page-break/>Bug</text:h>
      <text:p text:style-name="P11">Jedna z podstawowych klas modelu aplikacji. Przechowuje informacje o problemie zgłoszonym przez użytkownika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Pole</text:p>
          </table:table-cell>
          <table:table-cell table:style-name="Table2.B1" office:value-type="string">
            <text:p text:style-name="P21">Opis</text:p>
          </table:table-cell>
        </table:table-row>
        <table:table-row>
          <table:table-cell table:style-name="Table2.A2" office:value-type="string">
            <text:p text:style-name="P26">tag</text:p>
          </table:table-cell>
          <table:table-cell table:style-name="Table2.B2" office:value-type="string">
            <text:p text:style-name="P32">Identyfikator bug'a. Generowany przy tworzeniu.</text:p>
          </table:table-cell>
        </table:table-row>
        <table:table-row>
          <table:table-cell table:style-name="Table2.A2" office:value-type="string">
            <text:p text:style-name="P26">name</text:p>
          </table:table-cell>
          <table:table-cell table:style-name="Table2.B2" office:value-type="string">
            <text:p text:style-name="P32">Nazwa bug'a nadawana mu przez tworzącego. Ma za zadanie, krótko opisać zagadnienie.</text:p>
          </table:table-cell>
        </table:table-row>
        <table:table-row>
          <table:table-cell table:style-name="Table2.A2" office:value-type="string">
            <text:p text:style-name="P26">description</text:p>
          </table:table-cell>
          <table:table-cell table:style-name="Table2.B2" office:value-type="string">
            <text:p text:style-name="P32">Opis bug'a.</text:p>
          </table:table-cell>
        </table:table-row>
        <table:table-row>
          <table:table-cell table:style-name="Table2.A2" office:value-type="string">
            <text:p text:style-name="P26">dateCreated</text:p>
          </table:table-cell>
          <table:table-cell table:style-name="Table2.B2" office:value-type="string">
            <text:p text:style-name="P32">Data utworzenia bug'a. Pole wypełnianie automatycznie przez Spring'a.</text:p>
          </table:table-cell>
        </table:table-row>
        <table:table-row>
          <table:table-cell table:style-name="Table2.A2" office:value-type="string">
            <text:p text:style-name="P26">dateModified</text:p>
          </table:table-cell>
          <table:table-cell table:style-name="Table2.B2" office:value-type="string">
            <text:p text:style-name="P32">Data ostatniej modyfikacji bug'a. Pole wypełniane automatycznie przez Spring'a.</text:p>
          </table:table-cell>
        </table:table-row>
        <table:table-row>
          <table:table-cell table:style-name="Table2.A2" office:value-type="string">
            <text:p text:style-name="P26">reporter</text:p>
          </table:table-cell>
          <table:table-cell table:style-name="Table2.B2" office:value-type="string">
            <text:p text:style-name="P18"><text:span text:style-name="T24">Referencja do obiektu </text:span><text:span text:style-name="T2">User</text:span><text:span text:style-name="T12"> reprezentującego osobę zgłaszającą bug. Nie należy jej zmieniać po utworzeniu.</text:span></text:p>
          </table:table-cell>
        </table:table-row>
        <table:table-row>
          <table:table-cell table:style-name="Table2.A2" office:value-type="string">
            <text:p text:style-name="P26">assignee</text:p>
          </table:table-cell>
          <table:table-cell table:style-name="Table2.B2" office:value-type="string">
            <text:p text:style-name="P18"><text:span text:style-name="T24">Referencja do obiektu </text:span><text:span text:style-name="T2">User</text:span><text:span text:style-name="T12"> wskazująca na osobę obsługującą dany błąd.</text:span></text:p>
          </table:table-cell>
        </table:table-row>
        <table:table-row>
          <table:table-cell table:style-name="Table2.A2" office:value-type="string">
            <text:p text:style-name="P27">project</text:p>
          </table:table-cell>
          <table:table-cell table:style-name="Table2.B2" office:value-type="string">
            <text:p text:style-name="P18"><text:span text:style-name="T24">Referencja do obiektu </text:span><text:span text:style-name="T2">Project</text:span><text:span text:style-name="T12">, do którego podpięty jest bug.</text:span></text:p>
          </table:table-cell>
        </table:table-row>
        <table:table-row>
          <table:table-cell table:style-name="Table2.A2" office:value-type="string">
            <text:p text:style-name="P27">attachments</text:p>
          </table:table-cell>
          <table:table-cell table:style-name="Table2.B2" office:value-type="string">
            <text:p text:style-name="P32">Zbiór załączników.</text:p>
          </table:table-cell>
        </table:table-row>
        <table:table-row>
          <table:table-cell table:style-name="Table2.A2" office:value-type="string">
            <text:p text:style-name="P27">comments</text:p>
          </table:table-cell>
          <table:table-cell table:style-name="Table2.B2" office:value-type="string">
            <text:p text:style-name="P32">Zbiór komentarzy.</text:p>
          </table:table-cell>
        </table:table-row>
        <table:table-row>
          <table:table-cell table:style-name="Table2.A2" office:value-type="string">
            <text:p text:style-name="P27">state</text:p>
          </table:table-cell>
          <table:table-cell table:style-name="Table2.B2" office:value-type="string">
            <text:p text:style-name="P32">Stan, w którym znajduje się bug. Wykaz dostępnych stanów znajduje się w tabeli poniżej.</text:p>
          </table:table-cell>
        </table:table-row>
        <table:table-row>
          <table:table-cell table:style-name="Table2.A2" office:value-type="string">
            <text:p text:style-name="P27">priority</text:p>
          </table:table-cell>
          <table:table-cell table:style-name="Table2.B2" office:value-type="string">
            <text:p text:style-name="P32">Priorytet przypisany danemu błędowi. Wykaz priorytetów znajduje się w tabeli poniżej.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Stan</text:p>
          </table:table-cell>
          <table:table-cell table:style-name="Table3.B1" office:value-type="string">
            <text:p text:style-name="P22">Opis</text:p>
          </table:table-cell>
        </table:table-row>
        <table:table-row>
          <table:table-cell table:style-name="Table3.A2" office:value-type="string">
            <text:p text:style-name="P27">New</text:p>
          </table:table-cell>
          <table:table-cell table:style-name="Table3.B2" office:value-type="string">
            <text:p text:style-name="P32">Błąd został zgłoszony ale nie został jeszcze w żadne sposób przetworzony.</text:p>
          </table:table-cell>
        </table:table-row>
        <table:table-row>
          <table:table-cell table:style-name="Table3.A2" office:value-type="string">
            <text:p text:style-name="P27">Rejected</text:p>
          </table:table-cell>
          <table:table-cell table:style-name="Table3.B2" office:value-type="string">
            <text:p text:style-name="P32">Błąd został odrzucony.</text:p>
          </table:table-cell>
        </table:table-row>
        <table:table-row>
          <table:table-cell table:style-name="Table3.A2" office:value-type="string">
            <text:p text:style-name="P27">In progress</text:p>
          </table:table-cell>
          <table:table-cell table:style-name="Table3.B2" office:value-type="string">
            <text:p text:style-name="P32">Błąd jest w trakcie obsługi, powinien mieć przypisaną osobę odpowiedzialną.</text:p>
          </table:table-cell>
        </table:table-row>
        <table:table-row>
          <table:table-cell table:style-name="Table3.A2" office:value-type="string">
            <text:p text:style-name="P27">Ready to test</text:p>
          </table:table-cell>
          <table:table-cell table:style-name="Table3.B2" office:value-type="string">
            <text:p text:style-name="P32">Błąd został naprawiony. Zgłaszający powinien przetestować rozwiązanie</text:p>
          </table:table-cell>
        </table:table-row>
        <table:table-row>
          <table:table-cell table:style-name="Table3.A2" office:value-type="string">
            <text:p text:style-name="P27">Reopened</text:p>
          </table:table-cell>
          <table:table-cell table:style-name="Table3.B2" office:value-type="string">
            <text:p text:style-name="P32">Błąd został zwrócony przez zgłaszającego. Zaproponowane rozwiązanie okazało się niewłaściwe.</text:p>
          </table:table-cell>
        </table:table-row>
        <table:table-row>
          <table:table-cell table:style-name="Table3.A2" office:value-type="string">
            <text:p text:style-name="P27">Stopped</text:p>
          </table:table-cell>
          <table:table-cell table:style-name="Table3.B2" office:value-type="string">
            <text:p text:style-name="P32">Obsługa błędu została zawieszona.</text:p>
          </table:table-cell>
        </table:table-row>
        <table:table-row>
          <table:table-cell table:style-name="Table3.A2" office:value-type="string">
            <text:p text:style-name="P27">Closed</text:p>
          </table:table-cell>
          <table:table-cell table:style-name="Table3.B2" office:value-type="string">
            <text:p text:style-name="P32">Błąd został rozwiązany.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Priorytet</text:p>
          </table:table-cell>
          <table:table-cell table:style-name="Table4.B1" office:value-type="string">
            <text:p text:style-name="P22">Opis</text:p>
          </table:table-cell>
        </table:table-row>
        <table:table-row>
          <table:table-cell table:style-name="Table4.A2" office:value-type="string">
            <text:p text:style-name="P27">Low</text:p>
          </table:table-cell>
          <table:table-cell table:style-name="Table4.B2" office:value-type="string">
            <text:p text:style-name="P32">Najniższy priorytet błędu. Przypisywany gdy znaczenie biznesowe jest niewielkie.</text:p>
          </table:table-cell>
        </table:table-row>
        <table:table-row>
          <table:table-cell table:style-name="Table4.A2" office:value-type="string">
            <text:p text:style-name="P27">Normal</text:p>
          </table:table-cell>
          <table:table-cell table:style-name="Table4.B2" office:value-type="string">
            <text:p text:style-name="P32">Podstawowy priorytet błędu.</text:p>
          </table:table-cell>
        </table:table-row>
        <table:table-row>
          <table:table-cell table:style-name="Table4.A2" office:value-type="string">
            <text:p text:style-name="P27">High</text:p>
          </table:table-cell>
          <table:table-cell table:style-name="Table4.B2" office:value-type="string">
            <text:p text:style-name="P32">Błąd o zwiększonym priorytecie.</text:p>
          </table:table-cell>
        </table:table-row>
        <table:table-row>
          <table:table-cell table:style-name="Table4.A2" office:value-type="string">
            <text:p text:style-name="P27">Critical</text:p>
          </table:table-cell>
          <table:table-cell table:style-name="Table4.B2" office:value-type="string">
            <text:p text:style-name="P32">Najwyższy priorytet błędu.</text:p>
          </table:table-cell>
        </table:table-row>
      </table:table>
      <text:h text:style-name="P43" text:outline-level="3"><text:soft-page-break/>Comment</text:h>
      <text:p text:style-name="P3">Klasa przechowująca informacje na temat komentarza dodanego do błędu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Pole</text:p>
          </table:table-cell>
          <table:table-cell table:style-name="Table5.B1" office:value-type="string">
            <text:p text:style-name="P22">Opis</text:p>
          </table:table-cell>
        </table:table-row>
        <table:table-row>
          <table:table-cell table:style-name="Table5.A2" office:value-type="string">
            <text:p text:style-name="P32">id</text:p>
          </table:table-cell>
          <table:table-cell table:style-name="Table5.B2" office:value-type="string">
            <text:p text:style-name="P32">Identyfikator.</text:p>
          </table:table-cell>
        </table:table-row>
        <table:table-row>
          <table:table-cell table:style-name="Table5.A2" office:value-type="string">
            <text:p text:style-name="P32">content</text:p>
          </table:table-cell>
          <table:table-cell table:style-name="Table5.B2" office:value-type="string">
            <text:p text:style-name="P32">Zawartość komentarza.</text:p>
          </table:table-cell>
        </table:table-row>
        <table:table-row>
          <table:table-cell table:style-name="Table5.A2" office:value-type="string">
            <text:p text:style-name="P32">dateCreated</text:p>
          </table:table-cell>
          <table:table-cell table:style-name="Table5.B2" office:value-type="string">
            <text:p text:style-name="P32">Data utworzenia komentarza. Pole wypełniane automatycznie przez Spring'a.</text:p>
          </table:table-cell>
        </table:table-row>
        <table:table-row>
          <table:table-cell table:style-name="Table5.A2" office:value-type="string">
            <text:p text:style-name="P32">author</text:p>
          </table:table-cell>
          <table:table-cell table:style-name="Table5.B2" office:value-type="string">
            <text:p text:style-name="P18"><text:span text:style-name="T24">Referencja do obiektu </text:span><text:span text:style-name="T2">User</text:span><text:span text:style-name="T12"> reprezentującego autora komentarza.</text:span></text:p>
          </table:table-cell>
        </table:table-row>
        <table:table-row>
          <table:table-cell table:style-name="Table5.A2" office:value-type="string">
            <text:p text:style-name="P32">bug</text:p>
          </table:table-cell>
          <table:table-cell table:style-name="Table5.B2" office:value-type="string">
            <text:p text:style-name="P18"><text:span text:style-name="T24">Referencja do obiektu </text:span><text:span text:style-name="T2">Bug</text:span><text:span text:style-name="T12">, do którego adresowany jest komentarz.</text:span></text:p>
          </table:table-cell>
        </table:table-row>
      </table:table>
      <text:h text:style-name="P45" text:outline-level="3">Permission</text:h>
      <text:p text:style-name="P12">Jedna z klas stworzonych w celu zapewnienia bezpieczeństwa wykonywanych operacji. Opisuje uprawnienie do jakiego ma prawo rola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Pole</text:p>
          </table:table-cell>
          <table:table-cell table:style-name="Table6.B1" office:value-type="string">
            <text:p text:style-name="P23">Opis</text:p>
          </table:table-cell>
        </table:table-row>
        <table:table-row>
          <table:table-cell table:style-name="Table6.A2" office:value-type="string">
            <text:p text:style-name="P28">permissionName</text:p>
          </table:table-cell>
          <table:table-cell table:style-name="Table6.B2" office:value-type="string">
            <text:p text:style-name="P33">Nazwa uprawnienia. Jest jednocześnie jego identyfikatorem.</text:p>
          </table:table-cell>
        </table:table-row>
      </table:table>
      <text:h text:style-name="P46" text:outline-level="3">Project</text:h>
      <text:p text:style-name="P12">Podstawowa klasa modelu. Przechowuje informacje o projekcie, do którego zgłaszane są błędy oraz <text:s/>do którego przypisani są użytkownicy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Pole</text:p>
          </table:table-cell>
          <table:table-cell table:style-name="Table7.B1" office:value-type="string">
            <text:p text:style-name="P23">Opis</text:p>
          </table:table-cell>
        </table:table-row>
        <table:table-row>
          <table:table-cell table:style-name="Table7.A2" office:value-type="string">
            <text:p text:style-name="P33">id</text:p>
          </table:table-cell>
          <table:table-cell table:style-name="Table7.B2" office:value-type="string">
            <text:p text:style-name="P33">Identyfikator.</text:p>
          </table:table-cell>
        </table:table-row>
        <table:table-row>
          <table:table-cell table:style-name="Table7.A2" office:value-type="string">
            <text:p text:style-name="P33">name</text:p>
          </table:table-cell>
          <table:table-cell table:style-name="Table7.B2" office:value-type="string">
            <text:p text:style-name="P33">Nazwa projektu.</text:p>
          </table:table-cell>
        </table:table-row>
        <table:table-row>
          <table:table-cell table:style-name="Table7.A2" office:value-type="string">
            <text:p text:style-name="P33">description</text:p>
          </table:table-cell>
          <table:table-cell table:style-name="Table7.B2" office:value-type="string">
            <text:p text:style-name="P33">Opis projektu.</text:p>
          </table:table-cell>
        </table:table-row>
        <table:table-row>
          <table:table-cell table:style-name="Table7.A2" office:value-type="string">
            <text:p text:style-name="P33">dateCreated</text:p>
          </table:table-cell>
          <table:table-cell table:style-name="Table7.B2" office:value-type="string">
            <text:p text:style-name="P33">Data utworzenia projektu. Pole wypełniane automatycznie przez Spring'a.</text:p>
          </table:table-cell>
        </table:table-row>
        <table:table-row>
          <table:table-cell table:style-name="Table7.A2" office:value-type="string">
            <text:p text:style-name="P33">dateModified</text:p>
          </table:table-cell>
          <table:table-cell table:style-name="Table7.B2" office:value-type="string">
            <text:p text:style-name="P33">Data ostatniej modyfikacji projektu. Pole wypełnianie automatycznie przez Spring'a.</text:p>
          </table:table-cell>
        </table:table-row>
        <table:table-row>
          <table:table-cell table:style-name="Table7.A2" office:value-type="string">
            <text:p text:style-name="P33">bugs</text:p>
          </table:table-cell>
          <table:table-cell table:style-name="Table7.B2" office:value-type="string">
            <text:p text:style-name="P33">Zbiór błędów zgłoszonych do danego projektu.</text:p>
          </table:table-cell>
        </table:table-row>
      </table:table>
      <text:h text:style-name="P46" text:outline-level="3">ProjectRole</text:h>
      <text:p text:style-name="P6"><text:span text:style-name="T25">Rola projektowa. Oznacza funkcję, którą użytkownik pełni w projekcie. Jak </text:span><text:span text:style-name="T3">Role</text:span><text:span text:style-name="T13"> pełni funkcję agregatora uprawnień. Służy do ustalenia do czego w danym projekcie użytkownik ma prawo. </text:span><text:span text:style-name="T15">Dziedziczy po klasie </text:span><text:span text:style-name="T5">Role</text:span><text:span text:style-name="T15">.</text:span></text:p>
      <text:h text:style-name="P46" text:outline-level="3">Role</text:h>
      <text:p text:style-name="P12">Klasa opisująca rolę, która jest agregatorem uprawnień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Pole</text:p>
          </table:table-cell>
          <table:table-cell table:style-name="Table8.B1" office:value-type="string">
            <text:p text:style-name="P23">Opis</text:p>
          </table:table-cell>
        </table:table-row>
        <table:table-row>
          <table:table-cell table:style-name="Table8.A2" office:value-type="string">
            <text:p text:style-name="P28">roleName</text:p>
          </table:table-cell>
          <table:table-cell table:style-name="Table8.B2" office:value-type="string">
            <text:p text:style-name="P33">Nazwa roli będąca jej identyfikatorem.</text:p>
          </table:table-cell>
        </table:table-row>
        <table:table-row>
          <table:table-cell table:style-name="Table8.A2" office:value-type="string">
            <text:p text:style-name="P28">permissions</text:p>
          </table:table-cell>
          <table:table-cell table:style-name="Table8.B2" office:value-type="string">
            <text:p text:style-name="P33">Zbiór uprawnień.</text:p>
          </table:table-cell>
        </table:table-row>
      </table:table>
      <text:h text:style-name="P46" text:outline-level="3"><text:soft-page-break/>User</text:h>
      <text:p text:style-name="P13">Klasa przechowująca informację o użytkowniku aplikacji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4">Pole</text:p>
          </table:table-cell>
          <table:table-cell table:style-name="Table9.B1" office:value-type="string">
            <text:p text:style-name="P24">Opis</text:p>
          </table:table-cell>
        </table:table-row>
        <table:table-row>
          <table:table-cell table:style-name="Table9.A2" office:value-type="string">
            <text:p text:style-name="P29">id</text:p>
          </table:table-cell>
          <table:table-cell table:style-name="Table9.B2" office:value-type="string">
            <text:p text:style-name="P34">Identyfikator.</text:p>
          </table:table-cell>
        </table:table-row>
        <table:table-row>
          <table:table-cell table:style-name="Table9.A2" office:value-type="string">
            <text:p text:style-name="P29">login</text:p>
          </table:table-cell>
          <table:table-cell table:style-name="Table9.B2" office:value-type="string">
            <text:p text:style-name="P34">Login użytkownika. Unikalny.</text:p>
          </table:table-cell>
        </table:table-row>
        <table:table-row>
          <table:table-cell table:style-name="Table9.A2" office:value-type="string">
            <text:p text:style-name="P29">password</text:p>
          </table:table-cell>
          <table:table-cell table:style-name="Table9.B2" office:value-type="string">
            <text:p text:style-name="P34">Zakodowane hasło użytkownika.</text:p>
          </table:table-cell>
        </table:table-row>
        <table:table-row>
          <table:table-cell table:style-name="Table9.A2" office:value-type="string">
            <text:p text:style-name="P29">firstName</text:p>
          </table:table-cell>
          <table:table-cell table:style-name="Table9.B2" office:value-type="string">
            <text:p text:style-name="P34">Imię.</text:p>
          </table:table-cell>
        </table:table-row>
        <table:table-row>
          <table:table-cell table:style-name="Table9.A2" office:value-type="string">
            <text:p text:style-name="P29">lastName</text:p>
          </table:table-cell>
          <table:table-cell table:style-name="Table9.B2" office:value-type="string">
            <text:p text:style-name="P34">Nazwisko.</text:p>
          </table:table-cell>
        </table:table-row>
        <table:table-row>
          <table:table-cell table:style-name="Table9.A2" office:value-type="string">
            <text:p text:style-name="P29">email</text:p>
          </table:table-cell>
          <table:table-cell table:style-name="Table9.B2" office:value-type="string">
            <text:p text:style-name="P34">Adres e-mail użytkownika.</text:p>
          </table:table-cell>
        </table:table-row>
        <table:table-row>
          <table:table-cell table:style-name="Table9.A2" office:value-type="string">
            <text:p text:style-name="P29">enabled</text:p>
          </table:table-cell>
          <table:table-cell table:style-name="Table9.B2" office:value-type="string">
            <text:p text:style-name="P34">Pole informujące o tym czy konto jest aktywne.</text:p>
          </table:table-cell>
        </table:table-row>
        <table:table-row>
          <table:table-cell table:style-name="Table9.A2" office:value-type="string">
            <text:p text:style-name="P29">expired</text:p>
          </table:table-cell>
          <table:table-cell table:style-name="Table9.B2" office:value-type="string">
            <text:p text:style-name="P34">Pole informujące o tym czy konto wygasło.</text:p>
          </table:table-cell>
        </table:table-row>
        <table:table-row>
          <table:table-cell table:style-name="Table9.A2" office:value-type="string">
            <text:p text:style-name="P29">locked</text:p>
          </table:table-cell>
          <table:table-cell table:style-name="Table9.B2" office:value-type="string">
            <text:p text:style-name="P34">Pole informujące o tym czy konto jest zablokowane.</text:p>
          </table:table-cell>
        </table:table-row>
        <table:table-row>
          <table:table-cell table:style-name="Table9.A2" office:value-type="string">
            <text:p text:style-name="P29">bugsReported</text:p>
          </table:table-cell>
          <table:table-cell table:style-name="Table9.B2" office:value-type="string">
            <text:p text:style-name="P34">Zbiór zgłoszonych błędów.</text:p>
          </table:table-cell>
        </table:table-row>
        <table:table-row>
          <table:table-cell table:style-name="Table9.A2" office:value-type="string">
            <text:p text:style-name="P29">bugsAssigned</text:p>
          </table:table-cell>
          <table:table-cell table:style-name="Table9.B2" office:value-type="string">
            <text:p text:style-name="P34">Zbiór przypisanych błędów.</text:p>
          </table:table-cell>
        </table:table-row>
        <table:table-row>
          <table:table-cell table:style-name="Table9.A2" office:value-type="string">
            <text:p text:style-name="P29">comments</text:p>
          </table:table-cell>
          <table:table-cell table:style-name="Table9.B2" office:value-type="string">
            <text:p text:style-name="P34">Zbiór zgłoszonych komentarzy.</text:p>
          </table:table-cell>
        </table:table-row>
        <table:table-row>
          <table:table-cell table:style-name="Table9.A2" office:value-type="string">
            <text:p text:style-name="P29">userRole</text:p>
          </table:table-cell>
          <table:table-cell table:style-name="Table9.B2" office:value-type="string">
            <text:p text:style-name="P19"><text:span text:style-name="T26">Referencja do obiektu </text:span><text:span text:style-name="T4">UserRole</text:span><text:span text:style-name="T14"> przechowującego informację o tym jaką rolę pełni dany użytkownik.</text:span></text:p>
          </table:table-cell>
        </table:table-row>
      </table:table>
      <text:h text:style-name="P47" text:outline-level="3">UserProjectRole</text:h>
      <text:p text:style-name="P5"><text:span text:style-name="T26">Encja łącząca obiekty </text:span><text:span text:style-name="T4">User</text:span><text:span text:style-name="T14">, </text:span><text:span text:style-name="T4">Project</text:span><text:span text:style-name="T14"> oraz </text:span><text:span text:style-name="T4">Role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Pole</text:p>
          </table:table-cell>
          <table:table-cell table:style-name="Table10.B1" office:value-type="string">
            <text:p text:style-name="P21">Opis</text:p>
          </table:table-cell>
        </table:table-row>
        <table:table-row>
          <table:table-cell table:style-name="Table10.A2" office:value-type="string">
            <text:p text:style-name="P29">id</text:p>
          </table:table-cell>
          <table:table-cell table:style-name="Table10.B2" office:value-type="string">
            <text:p text:style-name="P34">Identyfikator połączenia.</text:p>
          </table:table-cell>
        </table:table-row>
        <table:table-row>
          <table:table-cell table:style-name="Table10.A2" office:value-type="string">
            <text:p text:style-name="P29">user</text:p>
          </table:table-cell>
          <table:table-cell table:style-name="Table10.B2" office:value-type="string">
            <text:p text:style-name="P19"><text:span text:style-name="T26">Referencja do obiektu </text:span><text:span text:style-name="T4">User</text:span><text:span text:style-name="T14">.</text:span></text:p>
          </table:table-cell>
        </table:table-row>
        <table:table-row>
          <table:table-cell table:style-name="Table10.A2" office:value-type="string">
            <text:p text:style-name="P29">project</text:p>
          </table:table-cell>
          <table:table-cell table:style-name="Table10.B2" office:value-type="string">
            <text:p text:style-name="P19"><text:span text:style-name="T26">Referencja do obiektu </text:span><text:span text:style-name="T4">Project</text:span><text:span text:style-name="T14">.</text:span></text:p>
          </table:table-cell>
        </table:table-row>
        <table:table-row>
          <table:table-cell table:style-name="Table10.A2" office:value-type="string">
            <text:p text:style-name="P29">projectRole</text:p>
          </table:table-cell>
          <table:table-cell table:style-name="Table10.B2" office:value-type="string">
            <text:p text:style-name="P19"><text:span text:style-name="T26">Referencja do obiektu </text:span><text:span text:style-name="T4">ProjectRole</text:span><text:span text:style-name="T14">.</text:span></text:p>
          </table:table-cell>
        </table:table-row>
      </table:table>
      <text:h text:style-name="P44" text:outline-level="3">UserRole</text:h>
      <text:p text:style-name="P2"><text:span text:style-name="T27">Rola użytkownika. Opisuje jaką funkcję pełni użytkownik w aplikacji. Pełni funkcję agregatora uprawnień. Dziedziczy po klasie </text:span><text:span text:style-name="T5">Role</text:span><text:span text:style-name="T27">.</text:span></text:p>
      <text:h text:style-name="P37" text:outline-level="2">Repozytoria</text:h>
      <text:p text:style-name="P15">Repozytoria zapewniają interfejs dostępu do danych zapisanych w bazie danych. Pełnią więc funkcję DAO. </text:p>
      <text:p text:style-name="P14"><text:span text:style-name="T29">Przy definiowaniu repozytoriów wykorzystaliśmy funkcjonalność zapewnianą przez </text:span><text:span text:style-name="T6">Spring Data Repositories</text:span><text:span text:style-name="T16">. Polega ona na tworzeniu repozytoriów w trakcie działania aplikacji. Obiekty te tworzone są dynamicznie na podstawie kontraktu zapisane w interfejsach oznaczonych adnotacjami </text:span><text:span text:style-name="T6">@Repository</text:span><text:span text:style-name="T16">. Interfejsy te mogą rozszerzać już wcześniej zadeklarowane w Spring'u dzięki czemu podejmowana jest decyzja o tym jakie metody ma udostępniać DAO.</text:span></text:p>
      <text:p text:style-name="P4">Działanie metod jest rozpoznawane na podstawie nazwy oraz typu zwracanego. Kontener automatycznie rozpoznaje jakich pól używać do budowania zapytania.</text:p>
      <text:p text:style-name="P14"><text:soft-page-break/><text:span text:style-name="T16">W toku naszej stworzyliśmy również własną implementację repozytorium (implementującą interfejs </text:span><text:span text:style-name="T6">CustomRepository</text:span><text:span text:style-name="T16">) oferującą dwie dodatkowe metody:</text:span></text:p>
      <text:list xml:id="list20557559" text:style-name="L1">
        <text:list-item>
          <text:p text:style-name="P55">queryOnFields, służącą do wyszukiwania pełno tekstowego</text:p>
        </text:list-item>
        <text:list-item>
          <text:p text:style-name="P55">getAllRevisions, zwracającą wszystkie poprzednie wersje encji o podanym identyfikatorze</text:p>
        </text:list-item>
      </text:list>
      <text:p text:style-name="P4">W aplikacji zadeklarowane zostały następujące repozytoria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Repozytorium</text:p>
          </table:table-cell>
          <table:table-cell table:style-name="Table11.A1" office:value-type="string">
            <text:p text:style-name="P25">Klasa modelowa</text:p>
          </table:table-cell>
          <table:table-cell table:style-name="Table11.C1" office:value-type="string">
            <text:p text:style-name="P25">Implementowane interfejsy</text:p>
          </table:table-cell>
        </table:table-row>
        <table:table-row>
          <table:table-cell table:style-name="Table11.A2" office:value-type="string">
            <text:p text:style-name="P30">BugRepository</text:p>
          </table:table-cell>
          <table:table-cell table:style-name="Table11.A2" office:value-type="string">
            <text:p text:style-name="P30">Bug</text:p>
          </table:table-cell>
          <table:table-cell table:style-name="Table11.C2" office:value-type="string">
            <text:p text:style-name="P35">CrudRepository, CustomRepository</text:p>
          </table:table-cell>
        </table:table-row>
        <table:table-row>
          <table:table-cell table:style-name="Table11.A2" office:value-type="string">
            <text:p text:style-name="P30">CommentRepository</text:p>
          </table:table-cell>
          <table:table-cell table:style-name="Table11.A2" office:value-type="string">
            <text:p text:style-name="P30">Comment</text:p>
          </table:table-cell>
          <table:table-cell table:style-name="Table11.C2" office:value-type="string">
            <text:p text:style-name="P35">CrudRepository</text:p>
          </table:table-cell>
        </table:table-row>
        <table:table-row>
          <table:table-cell table:style-name="Table11.A2" office:value-type="string">
            <text:p text:style-name="P30">PermissionRepository</text:p>
          </table:table-cell>
          <table:table-cell table:style-name="Table11.A2" office:value-type="string">
            <text:p text:style-name="P30">Permission</text:p>
          </table:table-cell>
          <table:table-cell table:style-name="Table11.C2" office:value-type="string">
            <text:p text:style-name="P35">CrudRepository</text:p>
          </table:table-cell>
        </table:table-row>
        <table:table-row>
          <table:table-cell table:style-name="Table11.A2" office:value-type="string">
            <text:p text:style-name="P30">ProjectRepository</text:p>
          </table:table-cell>
          <table:table-cell table:style-name="Table11.A2" office:value-type="string">
            <text:p text:style-name="P30">Project</text:p>
          </table:table-cell>
          <table:table-cell table:style-name="Table11.C2" office:value-type="string">
            <text:p text:style-name="P35">CrudRepository, CustomRepository</text:p>
          </table:table-cell>
        </table:table-row>
        <table:table-row>
          <table:table-cell table:style-name="Table11.A2" office:value-type="string">
            <text:p text:style-name="P30">RoleRepository</text:p>
          </table:table-cell>
          <table:table-cell table:style-name="Table11.A2" office:value-type="string">
            <text:p text:style-name="P30">Role, UserRole, ProjectRole</text:p>
          </table:table-cell>
          <table:table-cell table:style-name="Table11.C2" office:value-type="string">
            <text:p text:style-name="P35">CrudRepository</text:p>
          </table:table-cell>
        </table:table-row>
        <table:table-row>
          <table:table-cell table:style-name="Table11.A2" office:value-type="string">
            <text:p text:style-name="P30">UserProjectRoleRepository</text:p>
          </table:table-cell>
          <table:table-cell table:style-name="Table11.A2" office:value-type="string">
            <text:p text:style-name="P30">UserProjectRole</text:p>
          </table:table-cell>
          <table:table-cell table:style-name="Table11.C2" office:value-type="string">
            <text:p text:style-name="P35">CrudRepository</text:p>
          </table:table-cell>
        </table:table-row>
        <table:table-row>
          <table:table-cell table:style-name="Table11.A2" office:value-type="string">
            <text:p text:style-name="P30">UserRepository</text:p>
          </table:table-cell>
          <table:table-cell table:style-name="Table11.A2" office:value-type="string">
            <text:p text:style-name="P30">User</text:p>
          </table:table-cell>
          <table:table-cell table:style-name="Table11.C2" office:value-type="string">
            <text:p text:style-name="P35">CrudRepository, CustomRepository</text:p>
          </table:table-cell>
        </table:table-row>
      </table:table>
      <text:p text:style-name="P4"/>
      <text:h text:style-name="P38" text:outline-level="2">Serwisy</text:h>
      <text:p text:style-name="P61">Serwisy są klasami odpowiedzialnymi za wykonywanie operacji wg logiki biznesowej. Operują w warstwie pomiędzy kontrolerami (przyjmującymi żądania), a klasami dostępu do danych.</text:p>
      <text:p text:style-name="P16"><text:span text:style-name="T30">Serwisy w projekcie oznaczone są adnotacjami </text:span><text:span text:style-name="T7">@Service</text:span><text:span text:style-name="T17">. </text:span></text:p>
      <text:p text:style-name="P16"><text:span text:style-name="T17">Do zadań serwisów należy przetwarzanie obiektów transferujących </text:span><text:span text:style-name="T18">dane </text:span><text:span text:style-name="T17">na obiekty domenowe oraz wykonywanie na nich akcji. To serwisy odpowiedzialne są za przeprowadzanie operacji tworzenia, modyfikacji i usuwania danych.</text:span></text:p>
      <text:p text:style-name="P56">W aplikacji zdefiniowane są następujące serwisy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9">Serwis</text:p>
          </table:table-cell>
          <table:table-cell table:style-name="Table12.B1" office:value-type="string">
            <text:p text:style-name="P49">Funkcja</text:p>
          </table:table-cell>
        </table:table-row>
        <table:table-row>
          <table:table-cell table:style-name="Table12.A2" office:value-type="string">
            <text:p text:style-name="P51">BugRevisionService</text:p>
          </table:table-cell>
          <table:table-cell table:style-name="Table12.B2" office:value-type="string">
            <text:p text:style-name="P53">Odpowiedzialny za zwracanie listy poprzednich wersji błędu.</text:p>
          </table:table-cell>
        </table:table-row>
        <table:table-row>
          <table:table-cell table:style-name="Table12.A2" office:value-type="string">
            <text:p text:style-name="P51">BugService</text:p>
          </table:table-cell>
          <table:table-cell table:style-name="Table12.B2" office:value-type="string">
            <text:p text:style-name="P53">Tworzenie, modyfikacja oraz usuwanie błędów. Możliwość pobierania błędów dostępnych dla użytkownika.</text:p>
          </table:table-cell>
        </table:table-row>
        <table:table-row>
          <table:table-cell table:style-name="Table12.A2" office:value-type="string">
            <text:p text:style-name="P51">CommentService</text:p>
          </table:table-cell>
          <table:table-cell table:style-name="Table12.B2" office:value-type="string">
            <text:p text:style-name="P53">Tworzenie, oraz pobieranie komentarzy.</text:p>
          </table:table-cell>
        </table:table-row>
        <table:table-row>
          <table:table-cell table:style-name="Table12.A2" office:value-type="string">
            <text:p text:style-name="P51">PermissionService</text:p>
          </table:table-cell>
          <table:table-cell table:style-name="Table12.B2" office:value-type="string">
            <text:p text:style-name="P53">Tworzenie, modyfikacja oraz usuwanie uprawnień.</text:p>
          </table:table-cell>
        </table:table-row>
        <table:table-row>
          <table:table-cell table:style-name="Table12.A2" office:value-type="string">
            <text:p text:style-name="P51">ProjectRevisionService</text:p>
          </table:table-cell>
          <table:table-cell table:style-name="Table12.B2" office:value-type="string">
            <text:p text:style-name="P53">Odpowiedzialny za zwracanie listy poprzednich wersji projektu.</text:p>
          </table:table-cell>
        </table:table-row>
        <table:table-row>
          <table:table-cell table:style-name="Table12.A2" office:value-type="string">
            <text:p text:style-name="P51">ProjectService</text:p>
          </table:table-cell>
          <table:table-cell table:style-name="Table12.B2" office:value-type="string">
            <text:p text:style-name="P53">Tworzenie, modyfikacja oraz usuwanie projektów. Dodawanie oraz usuwanie użytkowników z projektu. Pobieranie projektów oraz listy błędów w projekcie.</text:p>
          </table:table-cell>
        </table:table-row>
        <table:table-row>
          <table:table-cell table:style-name="Table12.A2" office:value-type="string">
            <text:p text:style-name="P51">RoleService</text:p>
          </table:table-cell>
          <table:table-cell table:style-name="Table12.B2" office:value-type="string">
            <text:p text:style-name="P53">Tworzenie ról. Możliwość dodawania i odejmowania uprawnień od roli.</text:p>
          </table:table-cell>
        </table:table-row>
        <table:table-row>
          <table:table-cell table:style-name="Table12.A2" office:value-type="string">
            <text:p text:style-name="P51">UserRevisionService</text:p>
          </table:table-cell>
          <table:table-cell table:style-name="Table12.B2" office:value-type="string">
            <text:p text:style-name="P53">Odpowiedzialny za zwracanie listy poprzednich wersji użytkownika.</text:p>
          </table:table-cell>
        </table:table-row>
        <table:table-row>
          <table:table-cell table:style-name="Table12.A2" office:value-type="string">
            <text:p text:style-name="P51">UserService</text:p>
          </table:table-cell>
          <table:table-cell table:style-name="Table12.B2" office:value-type="string">
            <text:p text:style-name="P53">Tworzenie oraz modyfikacja użytkownika. Możliwość pobierania danych użytkowników. Oferuje też zmianę hasła.</text:p>
          </table:table-cell>
        </table:table-row>
      </table:table>
      <text:p text:style-name="P57"/>
      <text:h text:style-name="P39" text:outline-level="2"><text:soft-page-break/>Kontrolery</text:h>
      <text:p text:style-name="P66"><text:span text:style-name="T35">Kontrolery są obiektami odpowiedzialnymi za odbiór żądań od aplikacji klienckiej oraz przekazanie ich do dalszego przetwarzania przez serwisy. Pośredniczą również w przekazywaniu odpowiedzi.</text:span></text:p>
      <text:p text:style-name="P66"><text:span text:style-name="T35">W naszej aplikacji korzystam z kontrolerów RESTowych wspieranych dzięki przez Spring'a. Kontrolery są klasami z adnotacjami </text:span><text:span text:style-name="T11">@RestController</text:span><text:span text:style-name="T23"> oraz </text:span><text:span text:style-name="T11">@RequestMapping</text:span><text:span text:style-name="T23">. Druga adnotacja służy do powiązania adresu url w aplikacji z odpowiednią klasą.</text:span></text:p>
      <text:p text:style-name="P66"><text:span text:style-name="T23">Zdefiniowane metody publiczne kontrolerów dodają kolejne elementy do url za pomocą swoich adnotacji </text:span><text:span text:style-name="T11">@RequestMapping</text:span><text:span text:style-name="T23">. Ich adnotacje zawierają również informacje o typie i sposobie odbierania danych z żądania http.</text:span></text:p>
      <text:p text:style-name="P66"><text:span text:style-name="T23">Zdefiniowane w aplikacji kontrolery:</text:span></text:p>
      <text:list xml:id="list20529999" text:style-name="L4">
        <text:list-item>
          <text:p text:style-name="P65"><text:span text:style-name="T23">BugController</text:span></text:p>
        </text:list-item>
        <text:list-item>
          <text:p text:style-name="P65"><text:span text:style-name="T23">BugRevisionController</text:span></text:p>
        </text:list-item>
        <text:list-item>
          <text:p text:style-name="P65"><text:span text:style-name="T23">CommentController</text:span></text:p>
        </text:list-item>
        <text:list-item>
          <text:p text:style-name="P65"><text:span text:style-name="T23">PermissionController</text:span></text:p>
        </text:list-item>
        <text:list-item>
          <text:p text:style-name="P65"><text:span text:style-name="T23">ProjectController</text:span></text:p>
        </text:list-item>
        <text:list-item>
          <text:p text:style-name="P65"><text:span text:style-name="T23">ProjectRevisionController</text:span></text:p>
        </text:list-item>
        <text:list-item>
          <text:p text:style-name="P65"><text:span text:style-name="T23">RoleController</text:span></text:p>
        </text:list-item>
        <text:list-item>
          <text:p text:style-name="P65"><text:span text:style-name="T23">UserController</text:span></text:p>
        </text:list-item>
        <text:list-item>
          <text:p text:style-name="P65"><text:span text:style-name="T23">UserRevisionController</text:span></text:p>
        </text:list-item>
      </text:list>
      <text:p text:style-name="P66"><text:span text:style-name="T23">Często metody kontrolerów adnotowane są </text:span><text:span text:style-name="T11">@PreAuthorize</text:span><text:span text:style-name="T23"> gdyż jako punkt pośredniczący w interakcji z użytkownikiem są najlepszym miejscem do sprawdzania uprawnień.</text:span></text:p>
      <text:h text:style-name="P39" text:outline-level="2">Opis interfejsu graficznego</text:h>
      <text:p text:style-name="P8">//TODO PODZIAL MENU, JAKIS OPIS FUNKCJONALNOSCI, Z CZEGO SKORZYSTALISMY</text:p>
      <text:h text:style-name="P39" text:outline-level="2">Raporty</text:h>
      <text:p text:style-name="P62">To generowania raportów w aplikacji wykorzystywana jest biblioteka JasperReports. Obecnie jest uznawana za najpopularniejszy silnik tworzenia raportów z otwartym kodem źródłowym.</text:p>
      <text:p text:style-name="P62">Raporty tworzone są w etapach:</text:p>
      <text:list xml:id="list20556028" text:style-name="L2">
        <text:list-item>
          <text:p text:style-name="P63">Stworzenie szablonu wydruku za pomocą oprogramowania Jaspersoft Studio. Podczas tworzenia wzorca konieczne jest podanie źródeł danych (w przypadku połączenia z bazą danych musi zostać napisane zapytania). Dane te zostają później wykorzystane w raporcie.<text:line-break/>Biblioteka umożliwia tworzenie raportów typu master-detail. Zostało to wykorzystane m.in. do stworzenia uniwersalnej stopki.</text:p>
        </text:list-item>
        <text:list-item>
          <text:p text:style-name="P64"><text:span text:style-name="T31">Kompilacja szablonów. W tym etapie za pomocą specjalnego zadania Ant pliki szablonów przekształcane są w format umożliwiający wykorzystanie ich podczas generowania raportów w aplikacji. W tym celu został stworzony task </text:span><text:span text:style-name="T8">compileJasperJava</text:span><text:span text:style-name="T19"> uruchamiany podczas etapu generowania plików *.class.</text:span></text:p>
        </text:list-item>
        <text:list-item>
          <text:p text:style-name="P64"><text:span text:style-name="T19">Generowania raportów. Etap ten polega na wybraniu skompilowanego szablonu, przekazania mu źródła danych, parametrów oraz wywołania metod odpowiedzialnych za </text:span><text:soft-page-break/><text:span text:style-name="T19">wygenerowanie wyniku. W celu ułatwienia tego etapu została stworzona klasa </text:span><text:span text:style-name="T8">Printer</text:span><text:span text:style-name="T19"> opakowująca konieczna konfigurację.</text:span></text:p>
        </text:list-item>
      </text:list>
      <text:p text:style-name="P58">Pliki raportów stworzone w aplikacji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0">Raport</text:p>
          </table:table-cell>
          <table:table-cell table:style-name="Table13.B1" office:value-type="string">
            <text:p text:style-name="P50">Opis</text:p>
          </table:table-cell>
        </table:table-row>
        <table:table-row>
          <table:table-cell table:style-name="Table13.A2" office:value-type="string">
            <text:p text:style-name="P52">Bugs</text:p>
          </table:table-cell>
          <table:table-cell table:style-name="Table13.B2" office:value-type="string">
            <text:p text:style-name="P20"><text:span text:style-name="T32">Raport wyświetlający listę błędów, które widzi użytkownik. Jako źródło danych przyjmuje łańcuch znaków zawierający dane w formacie JSON. Korzysta z raportu </text:span><text:span text:style-name="T33">footer</text:span><text:span text:style-name="T32">.</text:span></text:p>
          </table:table-cell>
        </table:table-row>
        <table:table-row>
          <table:table-cell table:style-name="Table13.A2" office:value-type="string">
            <text:p text:style-name="P52">bugsInProject</text:p>
          </table:table-cell>
          <table:table-cell table:style-name="Table13.B2" office:value-type="string">
            <text:p text:style-name="P54">Raport błędów dla projektu. Źródłem danych jest połączenie z bazą danych.</text:p>
          </table:table-cell>
        </table:table-row>
        <table:table-row>
          <table:table-cell table:style-name="Table13.A2" office:value-type="string">
            <text:p text:style-name="P52">footer</text:p>
          </table:table-cell>
          <table:table-cell table:style-name="Table13.B2" office:value-type="string">
            <text:p text:style-name="P54">Stopka wydruku. Nie wymaga źródła danych.</text:p>
          </table:table-cell>
        </table:table-row>
        <table:table-row>
          <table:table-cell table:style-name="Table13.A2" office:value-type="string">
            <text:p text:style-name="P52">userProjects</text:p>
          </table:table-cell>
          <table:table-cell table:style-name="Table13.B2" office:value-type="string">
            <text:p text:style-name="P20"><text:span text:style-name="T32">Raport wyświetlający listę projektów, do których ma dostęp użytkownik, wraz z przypisanymi do nich błędami. <text:s/>Źródłem danych jest połączenie z bazą danych. Korzysta z raportów </text:span><text:span text:style-name="T33">footer</text:span><text:span text:style-name="T32"> oraz </text:span><text:span text:style-name="T33">bugsInProject</text:span><text:span text:style-name="T32">.</text:span></text:p>
          </table:table-cell>
        </table:table-row>
      </table:table>
      <text:p text:style-name="P58"/>
      <text:h text:style-name="P40" text:outline-level="2">Bezpieczeństwo</text:h>
      <text:p text:style-name="P9"><text:span text:style-name="T34">Jako moduł bezpieczeństwa w aplikacji wykorzystywane jest </text:span><text:span text:style-name="T9">Spring Security</text:span><text:span text:style-name="T20">.</text:span></text:p>
      <text:p text:style-name="P59">Bezpieczeństwo w aplikacji opiera się na systemie ról i uprawnień przypisanych do tych ról.</text:p>
      <text:p text:style-name="P59">W aplikacji występują dwa rodzaje ról:</text:p>
      <text:list xml:id="list20551079" text:style-name="L3">
        <text:list-item>
          <text:p text:style-name="P60">Projektowe. Role te opisują zadania jakie użytkownik pełni w konkretnym projekcie.</text:p>
        </text:list-item>
        <text:list-item>
          <text:p text:style-name="P60">Użytkownika. Określa role użytkownika w aplikacji.</text:p>
        </text:list-item>
      </text:list>
      <text:p text:style-name="P59">Każdy użytkownik posiada dokładnie jedną rolę użytkownika oraz tyle ról projektowych do ilu projektów jest podłączony.</text:p>
      <text:p text:style-name="P9"><text:span text:style-name="T20">Sprawdzanie uprawnień odbywa się z wykorzystaniem adnotacji </text:span><text:span text:style-name="T9">@PreAuthorize</text:span><text:span text:style-name="T20">. Metody oznaczone w ten sposób mogą zostać wywołane tylko gdy obecnie zalogowany użytkownik posiada odpowiednie prawa. W celu możliwości wykorzystania tego mechanizm została napisana klasa </text:span><text:span text:style-name="T9">CustomPermissionEvaluator</text:span><text:span text:style-name="T20">, której zadaniem jest odczytywanie przekazywanych parametrów i za pomocą obiektu </text:span><text:span text:style-name="T9">PermissionChecker</text:span><text:span text:style-name="T20"> sprawdzenie uprawnień. </text:span><text:span text:style-name="T21">Klasa </text:span><text:span text:style-name="T10">PermissionChecker</text:span><text:span text:style-name="T21"> sprawdza zarówno uprawnienia użytkownika jak i uprawnienia w obrębie projektu.</text:span></text:p>
      <text:p text:style-name="P9"><text:span text:style-name="T20">Aktualnie zalogowany użytkownik przetrzymywany jest w obiekcie klasy </text:span><text:span text:style-name="T9">ContextUser</text:span><text:span text:style-name="T20">.</text:span></text:p>
      <text:p text:style-name="P9"><text:span text:style-name="T20">Istnieje również możliwość sprawdzania uprawnień roli użytkownika z poziomu kodu JS. Odbywa się to za pomocą serwisu </text:span><text:span text:style-name="T9">permissionService</text:span><text:span text:style-name="T20"> oraz jego metody hasPermission. </text:span><text:span text:style-name="T22">Funkcjonalność ta jest wykorzystywana do podejmowania decyzji o pokazaniu elementu na stronie oraz o wysyłaniu żądań http do aplikacji.</text:span></text:p>
      <text:h text:style-name="P39" text:outline-level="2">Testy</text:h>
      <text:p text:style-name="P8">//TODO Opis testów jakie napisaliśmy</text:p>
      <text:h text:style-name="P41" text:outline-level="3">Testy jednostkowe</text:h>
      <text:p text:style-name="P8">//TODO Mockito, jak to odpalamy – krótko</text:p>
      <text:h text:style-name="P41" text:outline-level="3"><text:soft-page-break/>Testy integracyjne</text:h>
      <text:p text:style-name="P8">//TODO można się nieco rozpisa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22:28:52.80</meta:creation-date>
    <dc:date>2014-06-16T00:39:37.60</dc:date>
    <meta:editing-duration>PT1H17M32S</meta:editing-duration>
    <meta:editing-cycles>15</meta:editing-cycles>
    <meta:generator>LibreOffice/3.6$Windows_x86 LibreOffice_project/e29a214-2bbed72-0621de6-a97528c-8f066d</meta:generator>
    <meta:document-statistic meta:table-count="13" meta:image-count="0" meta:object-count="0" meta:page-count="8" meta:paragraph-count="283" meta:word-count="1477" meta:character-count="11580" meta:non-whitespace-character-count="10425"/>
  </office:meta>
</office:document-meta>
</file>